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modern" style:font-pitch="fixed"/>
    <style:font-face style:name="FreeSerif" svg:font-family="FreeSerif" style:font-family-generic="system" style:font-pitch="variable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718a" officeooo:paragraph-rsid="001f718a"/>
    </style:style>
    <style:style style:name="P2" style:family="paragraph" style:parent-style-name="Standard">
      <style:text-properties fo:font-weight="bold" officeooo:rsid="001f718a" officeooo:paragraph-rsid="001f718a" style:font-weight-asian="bold" style:font-weight-complex="bold"/>
    </style:style>
    <style:style style:name="P3" style:family="paragraph" style:parent-style-name="Standard">
      <style:text-properties fo:font-weight="bold" officeooo:rsid="001f718a" officeooo:paragraph-rsid="002796bf" style:font-weight-asian="bold" style:font-weight-complex="bold"/>
    </style:style>
    <style:style style:name="P4" style:family="paragraph" style:parent-style-name="Standard">
      <style:text-properties fo:font-weight="bold" officeooo:rsid="00244862" officeooo:paragraph-rsid="00244862" style:font-weight-asian="bold" style:font-weight-complex="bold"/>
    </style:style>
    <style:style style:name="P5" style:family="paragraph" style:parent-style-name="Standard">
      <style:text-properties fo:font-weight="bold" officeooo:rsid="002cfec3" officeooo:paragraph-rsid="002cfec3" style:font-weight-asian="bold" style:font-weight-complex="bold"/>
    </style:style>
    <style:style style:name="P6" style:family="paragraph" style:parent-style-name="Standard">
      <style:text-properties officeooo:rsid="00210532" officeooo:paragraph-rsid="00210532"/>
    </style:style>
    <style:style style:name="P7" style:family="paragraph" style:parent-style-name="Standard">
      <style:text-properties officeooo:paragraph-rsid="00210532"/>
    </style:style>
    <style:style style:name="P8" style:family="paragraph" style:parent-style-name="Standard">
      <style:text-properties fo:font-weight="normal" officeooo:rsid="00244862" officeooo:paragraph-rsid="00244862" style:font-weight-asian="normal" style:font-weight-complex="normal"/>
    </style:style>
    <style:style style:name="P9" style:family="paragraph" style:parent-style-name="Standard">
      <style:text-properties fo:font-weight="normal" officeooo:rsid="00262d2e" officeooo:paragraph-rsid="00262d2e" style:font-weight-asian="normal" style:font-weight-complex="normal"/>
    </style:style>
    <style:style style:name="P10" style:family="paragraph" style:parent-style-name="Standard">
      <style:text-properties fo:font-weight="normal" officeooo:rsid="002684e4" officeooo:paragraph-rsid="002684e4" style:font-weight-asian="normal" style:font-weight-complex="normal"/>
    </style:style>
    <style:style style:name="P11" style:family="paragraph" style:parent-style-name="Standard">
      <style:text-properties fo:font-weight="normal" officeooo:rsid="002cfec3" officeooo:paragraph-rsid="002cfec3" style:font-weight-asian="normal" style:font-weight-complex="normal"/>
    </style:style>
    <style:style style:name="P12" style:family="paragraph" style:parent-style-name="Standard">
      <style:text-properties officeooo:rsid="001728d4" officeooo:paragraph-rsid="002796bf"/>
    </style:style>
    <style:style style:name="P13" style:family="paragraph" style:parent-style-name="Standard">
      <style:text-properties officeooo:rsid="001728d4" officeooo:paragraph-rsid="002a9775"/>
    </style:style>
    <style:style style:name="P14" style:family="paragraph" style:parent-style-name="Standard">
      <style:text-properties fo:font-weight="normal" officeooo:rsid="0030b49c" officeooo:paragraph-rsid="0030b49c" style:font-weight-asian="normal" style:font-weight-complex="normal"/>
    </style:style>
    <style:style style:name="P15" style:family="paragraph" style:parent-style-name="Standard">
      <style:text-properties fo:font-weight="normal" officeooo:rsid="0031dd68" officeooo:paragraph-rsid="0031c47a" style:font-weight-asian="normal" style:font-weight-complex="normal"/>
    </style:style>
    <style:style style:name="P16" style:family="paragraph" style:parent-style-name="Standard">
      <style:text-properties fo:font-weight="bold" officeooo:rsid="0031c47a" officeooo:paragraph-rsid="0031c47a" style:font-weight-asian="bold" style:font-weight-complex="bold"/>
    </style:style>
    <style:style style:name="P17" style:family="paragraph" style:parent-style-name="Standard">
      <style:text-properties officeooo:paragraph-rsid="0032e342"/>
    </style:style>
    <style:style style:name="P18" style:family="paragraph" style:parent-style-name="Standard">
      <style:text-properties officeooo:rsid="0034ac7e" officeooo:paragraph-rsid="0034ac7e"/>
    </style:style>
    <style:style style:name="P19" style:family="paragraph" style:parent-style-name="Standard">
      <style:text-properties officeooo:rsid="0034ac7e" officeooo:paragraph-rsid="0039e337"/>
    </style:style>
    <style:style style:name="P20" style:family="paragraph" style:parent-style-name="Standard">
      <style:text-properties officeooo:rsid="003658be" officeooo:paragraph-rsid="003658be"/>
    </style:style>
    <style:style style:name="P21" style:family="paragraph" style:parent-style-name="Standard">
      <style:text-properties officeooo:rsid="0038f7e5" officeooo:paragraph-rsid="0038f7e5"/>
    </style:style>
    <style:style style:name="P22" style:family="paragraph" style:parent-style-name="Standard">
      <style:text-properties officeooo:rsid="0039e337" officeooo:paragraph-rsid="0039e337"/>
    </style:style>
    <style:style style:name="P23" style:family="paragraph" style:parent-style-name="Standard">
      <style:text-properties officeooo:rsid="003b0d1d" officeooo:paragraph-rsid="003b0d1d"/>
    </style:style>
    <style:style style:name="P24" style:family="paragraph" style:parent-style-name="Standard">
      <style:text-properties officeooo:rsid="003ee7bf" officeooo:paragraph-rsid="003ee7bf"/>
    </style:style>
    <style:style style:name="T1" style:family="text">
      <style:text-properties officeooo:rsid="00210532"/>
    </style:style>
    <style:style style:name="T2" style:family="text">
      <style:text-properties officeooo:rsid="002796bf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c1f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a9775" style:font-style-asian="normal" style:font-weight-asian="normal" style:font-style-complex="normal" style:font-weight-complex="normal"/>
    </style:style>
    <style:style style:name="T6" style:family="text">
      <style:text-properties officeooo:rsid="0028f14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2e342" style:font-weight-asian="normal" style:font-weight-complex="normal"/>
    </style:style>
    <style:style style:name="T9" style:family="text">
      <style:text-properties officeooo:rsid="003658be"/>
    </style:style>
    <style:style style:name="T10" style:family="text">
      <style:text-properties officeooo:rsid="00376e47"/>
    </style:style>
    <style:style style:name="T11" style:family="text">
      <style:text-properties officeooo:rsid="003bf86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open file limit problem <text:span text:style-name="T2">(Arch)</text:span></text:p>
      <text:p text:style-name="P1"/>
      <text:p text:style-name="P1">This file describes the files that affect the open file limits in arch linux:</text:p>
      <text:p text:style-name="P1"><text:a xlink:type="simple" xlink:href="https://wiki.archlinux.org/title/Limits.conf" text:style-name="Internet_20_link" text:visited-style-name="Visited_20_Internet_20_Link">https://wiki.archlinux.org/title/Limits.conf</text:a></text:p>
      <text:p text:style-name="P1"/>
      <text:p text:style-name="P1">Some forum posts on the problem</text:p>
      <text:p text:style-name="P1"><text:a xlink:type="simple" xlink:href="https://bbs.archlinux.org/viewtopic.php?id=202694" text:style-name="Internet_20_link" text:visited-style-name="Visited_20_Internet_20_Link">https://bbs.archlinux.org/viewtopic.php?id=202694</text:a></text:p>
      <text:p text:style-name="P1"><text:a xlink:type="simple" xlink:href="https://bbs.archlinux.org/viewtopic.php?pid=1602812" text:style-name="Internet_20_link" text:visited-style-name="Visited_20_Internet_20_Link">https://bbs.archlinux.org/viewtopic.php?pid=1602812</text:a></text:p>
      <text:p text:style-name="P1"/>
      <text:p text:style-name="P6">View the hard and soft limit (respectively) with</text:p>
      <text:p text:style-name="P6">ulimit -Hn</text:p>
      <text:p text:style-name="P6">ulimit -Sn</text:p>
      <text:p text:style-name="P6"/>
      <text:p text:style-name="P7"><text:span text:style-name="T1">In theory, </text:span><text:span text:style-name="Source_20_Text">/etc/security/limits.conf</text:span><text:span text:style-name="T1"> should let me change the hard and soft limits. And it does...but only in a TTY!</text:span></text:p>
      <text:p text:style-name="P6">Stuff run in KDE’s Konsole are always subject to a soft limit of 1024</text:p>
      <text:p text:style-name="P7"><text:span text:style-name="T1">To benefit from the settings in </text:span><text:span text:style-name="Source_20_Text">/etc/security/limits.conf</text:span><text:span text:style-name="T1">, you must use a TTY</text:span></text:p>
      <text:p text:style-name="P7"/>
      <text:p text:style-name="P3">The open file limit problem <text:span text:style-name="T2">(Ubuntu)</text:span></text:p>
      <text:p text:style-name="P7"/>
      <text:p text:style-name="P12">Even when setting open file limits in </text:p>
      <text:p text:style-name="P12"/>
      <text:p text:style-name="P12"><text:span text:style-name="Strong_20_Emphasis"><text:span text:style-name="T3">/etc/security/limits.conf</text:span></text:span></text:p>
      <text:p text:style-name="P12"><text:span text:style-name="Strong_20_Emphasis"><text:span text:style-name="T3">* soft nofile 1048576 </text:span></text:span></text:p>
      <text:p text:style-name="P12"><text:span text:style-name="Strong_20_Emphasis"><text:span text:style-name="T3">* hard nofile 1048576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/etc/sysctl.conf</text:span></text:span></text:p>
      <text:p text:style-name="P12"><text:span text:style-name="Strong_20_Emphasis"><text:span text:style-name="T3">fs.file-max=1048576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/etc/systemd/system.conf</text:span></text:span></text:p>
      <text:p text:style-name="P12"><text:span text:style-name="Strong_20_Emphasis"><text:span text:style-name="T4">DefaultLimitNOFILE=1048576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I still kept getting the following: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soulivore@ARKG:~$ ulimit -n</text:span></text:span></text:p>
      <text:p text:style-name="P12"><text:span text:style-name="Strong_20_Emphasis"><text:span text:style-name="T3">1024</text:span></text:span></text:p>
      <text:p text:style-name="P12"><text:span text:style-name="Strong_20_Emphasis"><text:span text:style-name="T3">soulivore@ARKG:~$ ulimit -Sn</text:span></text:span></text:p>
      <text:p text:style-name="P12"><text:span text:style-name="Strong_20_Emphasis"><text:span text:style-name="T3">1024</text:span></text:span></text:p>
      <text:p text:style-name="P12"><text:span text:style-name="Strong_20_Emphasis"><text:span text:style-name="T3">soulivore@ARKG:~$ ulimit -Hn</text:span></text:span></text:p>
      <text:p text:style-name="P12"><text:span text:style-name="Strong_20_Emphasis"><text:span text:style-name="T3">1048576</text:span></text:span></text:p>
      <text:p text:style-name="P12"><text:span text:style-name="Strong_20_Emphasis"><text:span text:style-name="T3"/></text:span></text:p>
      <text:p text:style-name="P13"><text:span text:style-name="Strong_20_Emphasis"><text:span text:style-name="T5">Solution ended up being the same on Ubuntu: run in a TTY</text:span></text:span></text:p>
      <text:p text:style-name="P7"/>
      <text:p text:style-name="P4">steamcmd tries and failes to update itself <text:span text:style-name="T6">(Arch)</text:span></text:p>
      <text:p text:style-name="P8"/>
      <text:p text:style-name="P9">need to install lib32-dbus as a missing dependency</text:p>
      <text:p text:style-name="P10">then install steamcmd from the AUR</text:p>
      <text:p text:style-name="P10"/>
      <text:p text:style-name="P5">trying to get mods to work</text:p>
      <text:p text:style-name="P11"/>
      <text:p text:style-name="P5"><text:a xlink:type="simple" xlink:href="https://survivetheark.com/index.php?/forums/topic/497784-help-installing-ark-mods-on-linux-server/" text:style-name="Internet_20_link" text:visited-style-name="Visited_20_Internet_20_Link"><text:span text:style-name="T7">https://survivetheark.com/index.php?/forums/topic/497784-help-installing-ark-mods-on-linux-server/</text:span></text:a></text:p>
      <text:p text:style-name="P11"/>
      <text:p text:style-name="P11">python3 Ark_Mod_Downloader.py --modids "793605978" --workingdir "/home/soulivore/Ark/servers/server_TheIsland_1" --steamcmd "/usr/games" --namefile</text:p>
      <text:p text:style-name="P11"/>
      <text:p text:style-name="P14">will probably need separate update_server scripts for each server. Each script will update the server and then relevant mods</text:p>
      <text:p text:style-name="P14"/>
      <text:p text:style-name="P16">most of the mods work, but some of them fail to download using the automatic mod downloader</text:p>
      <text:p text:style-name="P15"/>
      <text:p text:style-name="P17"><text:span text:style-name="T8">mods folder is </text:span>ShooterGame/Content/Mods</text:p>
      <text:p text:style-name="P17"/>
      <text:p text:style-name="P18">ok I fixed it by fixing the auto-mod downloader and using that instead</text:p>
      <text:p text:style-name="P18"/>
      <text:p text:style-name="P18">HOW TO FIX:</text:p>
      <text:p text:style-name="P19"/>
      <text:p text:style-name="P22">In server_&lt;servername&gt;/ShooterGame/Content/, make a backup of the folder called Mods (call it Mods.old)</text:p>
      <text:p text:style-name="P22">Then go into Mods and delete everything that isn’t 111111111, 111111111.mod, or the name of a map</text:p>
      <text:p text:style-name="P22"/>
      <text:p text:style-name="P23">Go to server_&lt;servername&gt;/Engine/Binaries/ThirdParty/SteamCMD/ and create a symlink:</text:p>
      <text:p text:style-name="P23">ln -s -T /home/soulivore/.local/share/Steam/steamcmd Linux</text:p>
      <text:p text:style-name="P23"/>
      <text:p text:style-name="P23">Then go into the new “Linux” symlink folder and make another symlink:</text:p>
      <text:p text:style-name="P23">ln -s -T /home/soulivore/Steam/steamapps steamapps</text:p>
      <text:p text:style-name="P23">*** <text:span text:style-name="T11">this only needs to be done once, since all servers link to this folder ***</text:span></text:p>
      <text:p text:style-name="P23"/>
      <text:p text:style-name="P23">The output of ls -l should look like:</text:p>
      <text:p text:style-name="P23"/>
      <text:p text:style-name="P23">drwxrwxr-x 3 soulivore soulivore 4096 Apr 15 17:12 home</text:p>
      <text:p text:style-name="P23">drwxrwxr-x 2 soulivore soulivore 4096 Aug <text:s/>6 13:44 linux32</text:p>
      <text:p text:style-name="P23">drwxrwxr-x 2 soulivore soulivore 4096 Aug <text:s/>6 13:44 linux64</text:p>
      <text:p text:style-name="P23">drwxrwxr-x 2 soulivore soulivore 4096 Aug <text:s/>6 15:12 package</text:p>
      <text:p text:style-name="P23">drwxrwxr-x 2 soulivore soulivore 4096 Aug <text:s/>6 13:44 public</text:p>
      <text:p text:style-name="P23">drwxrwxr-x 3 soulivore soulivore 4096 Apr <text:s/>1 21:51 siteserverui</text:p>
      <text:p text:style-name="P23">lrwxrwxrwx 1 soulivore soulivore <text:s text:c="2"/>31 Aug <text:s/>6 15:00 steamapps -&gt; /home/soulivore/Steam/steamapps</text:p>
      <text:p text:style-name="P23">-rwxrwxr-x 1 soulivore soulivore 1212 Oct <text:s/>6 <text:s/>2021 steamcmd.sh</text:p>
      <text:p text:style-name="P19"/>
      <text:p text:style-name="P19">In Game.ini, add the following text at the end of the file for each mod you’re using. Example:</text:p>
      <text:p text:style-name="P18"/>
      <text:p text:style-name="P18">[ModInstaller]</text:p>
      <text:p text:style-name="P18">ModIDS=793605978</text:p>
      <text:p text:style-name="P18">ModIDS=731604991</text:p>
      <text:p text:style-name="P18">ModIDS=1609138312</text:p>
      <text:p text:style-name="P18">ModIDS=2020317130</text:p>
      <text:p text:style-name="P18">ModIDS=1359737550</text:p>
      <text:p text:style-name="P18"/>
      <text:p text:style-name="P18">(also make sure the mods are listed under ActiveMods in GameUserSettings.ini)</text:p>
      <text:p text:style-name="P18"/>
      <text:p text:style-name="P18">In the .service file, add “-automanagedmods” <text:span text:style-name="T9">to the end of the ExecStart line</text:span></text:p>
      <text:p text:style-name="P20">(make sure to reinstall the unit scripts <text:span text:style-name="T10">afterward</text:span>)</text:p>
      <text:p text:style-name="P18"/>
      <text:p text:style-name="P21">comment out all the lines related to mod updating in the update_&lt;server&gt;.sh script</text:p>
      <text:p text:style-name="P18"/>
      <text:p text:style-name="P18"/>
      <text:p text:style-name="P18"/>
      <text:p text:style-name="P24">NOTE: So far I have only fixed the following servers:</text:p>
      <text:p text:style-name="P24">Ragnarok_1</text:p>
      <text:p text:style-name="P24">LostIsland_1</text:p>
      <text:p text:style-name="P24">EXCEPT that I have edited the .service files and and the update_&lt;server&gt;.sh scripts for all of them</text:p>
      <text:p text:style-name="P24">THEREFORE if I want to start a new server, I need to finish fixing that serve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modern" style:font-pitch="fixed"/>
    <style:font-face style:name="FreeSerif" svg:font-family="FreeSerif" style:font-family-generic="system" style:font-pitch="variable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Noto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Noto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6T17:24:56.810047909</dc:date>
    <meta:editing-duration>PT2H25M7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72" meta:word-count="511" meta:character-count="3583" meta:non-whitespace-character-count="3136"/>
  </office:meta>
</office:document-meta>
</file>